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ac3e" officeooo:paragraph-rsid="001fac3e"/>
    </style:style>
    <style:style style:name="P2" style:family="paragraph" style:parent-style-name="Standard">
      <style:text-properties officeooo:rsid="001fe556" officeooo:paragraph-rsid="001fe556"/>
    </style:style>
    <style:style style:name="P3" style:family="paragraph" style:parent-style-name="Standard">
      <style:text-properties officeooo:rsid="00217a5b" officeooo:paragraph-rsid="00217a5b"/>
    </style:style>
    <style:style style:name="P4" style:family="paragraph" style:parent-style-name="Standard">
      <style:text-properties officeooo:rsid="0021e54a" officeooo:paragraph-rsid="0021e54a"/>
    </style:style>
    <style:style style:name="P5" style:family="paragraph" style:parent-style-name="Standard">
      <style:text-properties officeooo:rsid="00220942" officeooo:paragraph-rsid="00220942"/>
    </style:style>
    <style:style style:name="P6" style:family="paragraph" style:parent-style-name="Standard">
      <style:text-properties officeooo:rsid="0023fccf" officeooo:paragraph-rsid="0023fccf"/>
    </style:style>
    <style:style style:name="P7" style:family="paragraph" style:parent-style-name="Standard">
      <style:text-properties officeooo:rsid="002430c4" officeooo:paragraph-rsid="002430c4"/>
    </style:style>
    <style:style style:name="P8" style:family="paragraph" style:parent-style-name="Standard">
      <style:text-properties officeooo:rsid="0024665e" officeooo:paragraph-rsid="0024665e"/>
    </style:style>
    <style:style style:name="P9" style:family="paragraph" style:parent-style-name="Standard">
      <style:paragraph-properties fo:break-before="page"/>
      <style:text-properties officeooo:rsid="00217a5b" officeooo:paragraph-rsid="00217a5b"/>
    </style:style>
    <style:style style:name="T1" style:family="text">
      <style:text-properties style:font-name="Liberation Serif"/>
    </style:style>
    <style:style style:name="T2" style:family="text">
      <style:text-properties officeooo:rsid="002430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Qu'elle est le protocole de routage dynamique qui calcul le plus court chemin en premier</text:p>
      <text:p text:style-name="P1">avant d'envoyer les paquets ?</text:p>
      <text:p text:style-name="P1"/>
      <text:p text:style-name="P1">OSPF</text:p>
      <text:p text:style-name="P1"/>
      <text:p text:style-name="P1">2)un router possède 2 interfaces fastethernet 2 interfaces wan et une interface de bouclage, il</text:p>
      <text:p text:style-name="P1">utilise OSPF, qu'elle sera l'ID du routeur ?</text:p>
      <text:p text:style-name="P1"/>
      <text:p text:style-name="P6">Interface de loopback</text:p>
      <text:p text:style-name="P1"/>
      <text:p text:style-name="P1">3)a quoi servira le masque générique 0,0,0,15 d'une liste de contrôle ?</text:p>
      <text:p text:style-name="P1"/>
      <text:p text:style-name="P2">À autorisé/refusé le trafic provenant d’une source ayant un masque de 255.255.255.240.</text:p>
      <text:p text:style-name="P2"/>
      <text:p text:style-name="P2">4)A envoi un paquet a B, donner les @Mac source et @ip source du paquet jaune ?</text:p>
      <text:p text:style-name="P2"/>
      <text:p text:style-name="P6">10.1.1.10</text:p>
      <text:p text:style-name="P2">00E0.FE91.7799</text:p>
      <text:p text:style-name="P2"/>
      <text:p text:style-name="P2">5)une entreprise achète auprès de son opérateur un pool d'adresse ip public 209.165.200.224/29 qu'elle protocole doit t’on mettre en place dans son routeur pour que les pc puissent accéder a internet en utilisant le pool d'adresse défini ?</text:p>
      <text:p text:style-name="P2"/>
      <text:p text:style-name="P2">Du NAT/PAT selon le besoin.</text:p>
      <text:p text:style-name="P2"/>
      <text:p text:style-name="P2">5)un réseau comporte plusieurs Vlan's sur plusieurs switch, un pc qui est dans le vlan 30 envoi</text:p>
      <text:p text:style-name="P2">une trame ethernet de diffusion ip, que va t il se produire ?</text:p>
      <text:p text:style-name="P2"/>
      <text:p text:style-name="P2">Si les trunks entre switchs sont mis en place, la trame de diffusion va se diffuser sur l’ensemble du vlan 30.</text:p>
      <text:p text:style-name="P2"/>
      <text:p text:style-name="P2">6) on utilise la méthode router on a stick pour le routage inter-vlan, le port gi1/0 du switch est</text:p>
      <text:p text:style-name="P2">raccordé au router qu'elles sont les commandes que je dois insérer sur cette interface pour</text:p>
      <text:p text:style-name="P2">que mon routage inter-vlan fonctionne correctement ?</text:p>
      <text:p text:style-name="P2"/>
      <text:p text:style-name="P7">Switchport mode trunk</text:p>
      <text:p text:style-name="P7">switch trunk native vlan 1</text:p>
      <text:p text:style-name="P2"/>
      <text:p text:style-name="P2">7)qu'elle commande permet de créer une paire de clés publique et privée afin d'utiliser le</text:p>
      <text:p text:style-name="P2">protocole SSH pour établir une connexion de terminal virtuel ?</text:p>
      <text:p text:style-name="P2"/>
      <text:p text:style-name="P3">Crypto key generate rsa</text:p>
      <text:p text:style-name="P3"/>
      <text:p text:style-name="P3">8)qu'elle est la fonction nat qui permettra de traduire des adresses ipv6 lan en ipv4 wan ?</text:p>
      <text:p text:style-name="P3"/>
      <text:p text:style-name="P7">NAT64</text:p>
      <text:p text:style-name="P3"/>
      <text:p text:style-name="P3">9)Je fais un show ip interface, l'interface et le protocole de ligne sont désactivés, pourquoi ?</text:p>
      <text:p text:style-name="P3"/>
      <text:p text:style-name="P3">l’interface n’est pas utilisé<text:span text:style-name="T2">(pas de cable)</text:span>.</text:p>
      <text:p text:style-name="P9"/>
      <text:p text:style-name="P3">10)quand vais je devoir utiliser les ports routés sur un commutateur ?</text:p>
      <text:p text:style-name="P3"/>
      <text:p text:style-name="P7">Liaison entre switch de distrib et coeur.</text:p>
      <text:p text:style-name="P3"/>
      <text:p text:style-name="P3">11)qu'elles sont les étapes pour supprimer un vlan, sur une interface reliée a un pc et supprimer</text:p>
      <text:p text:style-name="P3">l'envoi d'un vlan sur une interface en mode trunk ?</text:p>
      <text:p text:style-name="P3"/>
      <text:p text:style-name="P3">On sorte l’interface du vlan</text:p>
      <text:p text:style-name="P3">on supprime le vlan du trunk</text:p>
      <text:p text:style-name="P3">on supprime le vlan.</text:p>
      <text:p text:style-name="P3"/>
      <text:p text:style-name="P3">12)donnez les étapes de configuration d'une contiguïté entre 2 routeurs reliés entre eux par 2</text:p>
      <text:p text:style-name="P3">interface fastethernet ?</text:p>
      <text:p text:style-name="P3"/>
      <text:p text:style-name="P8">Adresse ip sur l’interface ping des adresses ip-router ospf 1 est déclare2 le réseau intermédiaire des <text:s/>cotés et l’adjacence monte.</text:p>
      <text:p text:style-name="P3"/>
      <text:p text:style-name="P4">13)sur un routeur qui utilise l'ipv6, qu'elle adresse est utilisée pour indiquer le tronçon suivant</text:p>
      <text:p text:style-name="P4">dans pour les routes apprises dynamiquement ?</text:p>
      <text:p text:style-name="P4"/>
      <text:p text:style-name="P4"/>
      <text:p text:style-name="P8"/>
      <text:p text:style-name="P4">14)un routeur utilise ospf est apprend une route 172,16,32,0/19 serial 0/0/0 , comment et qu'elle</text:p>
      <text:p text:style-name="P4">commande me permet d'insérer sur ce routeur une route statique de secours vers ce</text:p>
      <text:p text:style-name="P4">réseau ?</text:p>
      <text:p text:style-name="P4"/>
      <text:p text:style-name="P8">IP route 172.16.32.0 255.255.224.0 s0/0/0 200</text:p>
      <text:p text:style-name="P4"/>
      <text:p text:style-name="P4">15)résumé les routes des réseaux suivants 2001:db8:cafe::/58 à 2001:db8:cafe:c0::/58 ?</text:p>
      <text:p text:style-name="P4"/>
      <text:p text:style-name="P4">16)que peut t’on déduire des commandes suivantes sur un routeur d'une entreprise ?</text:p>
      <text:p text:style-name="P4"/>
      <text:p text:style-name="P4">ip nat inside source static tcp 10.18.7.5 443 209.165.200.225 443-→ nat effectué de l’exterieur vers l’interieur en https.</text:p>
      <text:p text:style-name="P4"/>
      <text:p text:style-name="P4">ip nat inside source static udp 10.18.7.5 4365 209.165.200.225 4365→ nat effectué de l’exterieur vers l’interieur sur le port 4365.</text:p>
      <text:p text:style-name="P4"/>
      <text:p text:style-name="P5">donner la configuration de l'interface G1/1 du swicth de niveau 3 pour un accés a internet ?</text:p>
      <text:p text:style-name="P5"/>
      <text:p text:style-name="P5"><text:span text:style-name="Source_20_Text"><text:span text:style-name="T1">ip route 0.0.0.0 0.0.0.0 g1/1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08:18:04.269046479</meta:creation-date>
    <meta:editing-duration>PT7S</meta:editing-duration>
    <meta:editing-cycles>2</meta:editing-cycles>
    <meta:generator>LibreOffice/5.1.6.2$Linux_X86_64 LibreOffice_project/10m0$Build-2</meta:generator>
    <dc:date>2018-05-22T08:18:11.393606870</dc:date>
    <meta:document-statistic meta:table-count="0" meta:image-count="0" meta:object-count="0" meta:page-count="2" meta:paragraph-count="50" meta:word-count="543" meta:character-count="3274" meta:non-whitespace-character-count="2780"/>
  </office:meta>
</office:document-meta>
</file>